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ru" fo:country="RU" officeooo:rsid="00027650" officeooo:paragraph-rsid="00066c39"/>
    </style:style>
    <style:style style:name="P2" style:family="paragraph" style:parent-style-name="Standard">
      <style:text-properties fo:language="ru" fo:country="RU" officeooo:rsid="00042dfa" officeooo:paragraph-rsid="00042dfa"/>
    </style:style>
    <style:style style:name="P3" style:family="paragraph" style:parent-style-name="Standard">
      <style:text-properties fo:language="ru" fo:country="RU" officeooo:rsid="00042dfa" officeooo:paragraph-rsid="000579f6"/>
    </style:style>
    <style:style style:name="P4" style:family="paragraph" style:parent-style-name="Standard">
      <style:text-properties fo:language="ru" fo:country="RU" officeooo:rsid="00042dfa" officeooo:paragraph-rsid="00066c39"/>
    </style:style>
    <style:style style:name="P5" style:family="paragraph" style:parent-style-name="Standard">
      <style:text-properties fo:language="ru" fo:country="RU" officeooo:rsid="00042dfa" officeooo:paragraph-rsid="0007c5ba"/>
    </style:style>
    <style:style style:name="P6" style:family="paragraph" style:parent-style-name="Standard">
      <style:text-properties fo:language="ru" fo:country="RU" officeooo:rsid="00042dfa" officeooo:paragraph-rsid="00093a61"/>
    </style:style>
    <style:style style:name="P7" style:family="paragraph" style:parent-style-name="Standard">
      <style:text-properties fo:language="ru" fo:country="RU" officeooo:rsid="000afaba" officeooo:paragraph-rsid="000afaba"/>
    </style:style>
    <style:style style:name="P8" style:family="paragraph" style:parent-style-name="Standard">
      <style:text-properties officeooo:paragraph-rsid="00042dfa"/>
    </style:style>
    <style:style style:name="P9" style:family="paragraph" style:parent-style-name="Standard">
      <style:text-properties officeooo:paragraph-rsid="00066c39"/>
    </style:style>
    <style:style style:name="P10" style:family="paragraph" style:parent-style-name="Standard">
      <style:text-properties officeooo:paragraph-rsid="000579f6"/>
    </style:style>
    <style:style style:name="P11" style:family="paragraph" style:parent-style-name="Standard">
      <style:text-properties fo:language="ru" fo:country="RU" officeooo:rsid="00066c39" officeooo:paragraph-rsid="00066c39"/>
    </style:style>
    <style:style style:name="T1" style:family="text">
      <style:text-properties fo:language="ru" fo:country="RU" officeooo:rsid="00042dfa"/>
    </style:style>
    <style:style style:name="T2" style:family="text">
      <style:text-properties fo:language="ru" fo:country="RU" officeooo:rsid="00077ba1"/>
    </style:style>
    <style:style style:name="T3" style:family="text">
      <style:text-properties fo:language="ru" fo:country="RU" officeooo:rsid="000579f6"/>
    </style:style>
    <style:style style:name="T4" style:family="text">
      <style:text-properties fo:language="ru" fo:country="RU" officeooo:rsid="00066c39"/>
    </style:style>
    <style:style style:name="T5" style:family="text">
      <style:text-properties fo:language="ru" fo:country="RU" officeooo:rsid="0007951a"/>
    </style:style>
    <style:style style:name="T6" style:family="text">
      <style:text-properties fo:language="ru" fo:country="RU" officeooo:rsid="0007c5ba"/>
    </style:style>
    <style:style style:name="T7" style:family="text">
      <style:text-properties fo:language="ru" fo:country="RU" officeooo:rsid="000b786a"/>
    </style:style>
    <style:style style:name="T8" style:family="text">
      <style:text-properties fo:language="ru" fo:country="RU" officeooo:rsid="000cb423"/>
    </style:style>
    <style:style style:name="T9" style:family="text">
      <style:text-properties officeooo:rsid="000579f6"/>
    </style:style>
    <style:style style:name="T10" style:family="text">
      <style:text-properties officeooo:rsid="00077ba1"/>
    </style:style>
    <style:style style:name="T11" style:family="text">
      <style:text-properties officeooo:rsid="0007c5ba"/>
    </style:style>
    <style:style style:name="T12" style:family="text">
      <style:text-properties officeooo:rsid="00093a61"/>
    </style:style>
    <style:style style:name="T13" style:family="text">
      <style:text-properties officeooo:rsid="000a93c1"/>
    </style:style>
    <style:style style:name="T14" style:family="text">
      <style:text-properties officeooo:rsid="000fa32d"/>
    </style:style>
    <style:style style:name="T15" style:family="text">
      <style:text-properties officeooo:rsid="00093a61" fo:background-color="#ffff00" loext:char-shading-value="0"/>
    </style:style>
    <style:style style:name="T16" style:family="text">
      <style:text-properties officeooo:rsid="00093a61" fo:background-color="#ffff00" loext:char-shading-value="0"/>
    </style:style>
    <style:style style:name="T17" style:family="text">
      <style:text-properties officeooo:rsid="000fa32d" fo:background-color="#ffff00" loext:char-shading-value="0"/>
    </style:style>
    <style:style style:name="T18" style:family="text">
      <style:text-properties officeooo:rsid="000fa32d" fo:background-color="#ffff00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Входные данные: </text:p>
      <text:p text:style-name="P8"><text:span text:style-name="T1">- Время извещения — расчётное время, которое гарантирует доста</text:span><text:span text:style-name="T7">т</text:span><text:span text:style-name="T1">очный период времени, в течении которого закроется переезд </text:span><text:span text:style-name="T2">или </text:span><text:span text:style-name="T1">закроется пешеходный переход, </text:span><text:span text:style-name="T2">или</text:span><text:span text:style-name="T1"> монтёры пути покинут рабочую зону.</text:span></text:p>
      <text:p text:style-name="P2">- Ширина объекта — характеристика объекта, которая задаётся при необходимости, когда ордината/пикет указываются от центра объекта, однако извещение необходимо рассчитывать от его края(например переезд).</text:p>
      <text:p text:style-name="P2">- Пикет объекта, <text:span text:style-name="T9">ордината объекта</text:span> — <text:span text:style-name="T10">это </text:span>линейная координата <text:span text:style-name="T10">объекта</text:span>.</text:p>
      <text:p text:style-name="P3">- <text:span text:style-name="T9">Начальная скорость — </text:span><text:span text:style-name="T10">это </text:span><text:span text:style-name="T9">скорость состава от предполагаемой точки подачи извещения. </text:span><text:span text:style-name="T10">Если рассчитывается режим трогания с места, тогда скорость равно 0.</text:span></text:p>
      <text:p text:style-name="P10"><text:span text:style-name="T1">- </text:span><text:span text:style-name="T2">Пикет/ордината точки отсчёта — это линейная координата точек(точки подключения датчиков проследования, светофоры, остряки стрелок), выбранных пользователем <text:s text:c="2"/>либо из-за предполагаемой достаточности длины участка извещения, либо из-за изменения максимальной скорости движения состава </text:span><text:span text:style-name="T5">начиная </text:span><text:span text:style-name="T2">от данной точки.</text:span></text:p>
      <text:p text:style-name="P10"><text:span text:style-name="T2">- </text:span><text:span text:style-name="T6">Максимальная скорость от точки — это ограничительная максимальная скорость состава, которую он может достичь, при следовании от заданной точки.</text:span></text:p>
      <text:p text:style-name="P3"/>
      <text:p text:style-name="P11">Выходные данные:</text:p>
      <text:p text:style-name="P9"><text:span text:style-name="T3">- </text:span><text:span text:style-name="T4">Длина участка извещения расчётная — это </text:span><text:span text:style-name="T2">расчётная длина, которая определяется при заданных пользователем т</text:span><text:span text:style-name="T8">очках</text:span><text:span text:style-name="T2"> участков отсчёта, начальной скорости, а также максимальных скоростях </text:span><text:span text:style-name="T6">от точек отсчёта.</text:span></text:p>
      <text:p text:style-name="P4">- <text:span text:style-name="T10">Длина участка извещения фактическая — </text:span><text:span text:style-name="T11">это длина от точки подачи извещения до объекта, с учётом ширины объекта при необходимости.</text:span></text:p>
      <text:p text:style-name="P5">- <text:span text:style-name="T11">Время извещения фактическое — это время следования состава от точки подачи извещения до объекта, с учётом ширины объекта при необходимости.</text:span></text:p>
      <text:p text:style-name="P5">- <text:span text:style-name="T12">Задержка извещения расчётная — это лишнее время подачи извещения. В течении этого времени можно не подавать извещение на объект.</text:span></text:p>
      <text:p text:style-name="P6">- <text:span text:style-name="T12">Расстояни</text:span><text:span text:style-name="T16">е о</text:span><text:span text:style-name="T18">т</text:span><text:span text:style-name="T16"> объ</text:span><text:span text:style-name="T12">екта до светофора — это расстояние от точки подачи извещения до </text:span><text:span text:style-name="T11">объекта, с учётом ширины объекта при необходимости. </text:span><text:span text:style-name="T12">Рассчитывается при режиме трогания с места.</text:span></text:p>
      <text:p text:style-name="P6">- <text:span text:style-name="T12">Время движения при трогании с места — </text:span><text:span text:style-name="T11">это время следования состава от точки подачи извещения до объекта, с учётом ширины объекта при необходимости. </text:span><text:span text:style-name="T13">Р</text:span><text:span text:style-name="T12">ассчитывается при режиме трогания с места.</text:span></text:p>
      <text:p text:style-name="P7">- Задержка открытия светофора расчётная — это время в течении которого необходимо обеспечить ограждения объекта, когда время движения при трогании с места меньше требуемого времени извещения. 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8T09:04:59.210399384</meta:creation-date>
    <dc:date>2021-08-29T15:35:03.382233517</dc:date>
    <meta:editing-duration>PT1H28M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1" meta:paragraph-count="15" meta:word-count="298" meta:character-count="2267" meta:non-whitespace-character-count="1967"/>
  </office:meta>
</office:document-meta>
</file>